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ABB1557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="none" draw:fill-color="#ffff00" draw:fill-image-name="Empty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1" style:family="paragraph">
      <style:text-properties fo:color="#e6ff00"/>
    </style:style>
    <style:style style:name="P2" style:family="paragraph">
      <style:text-properties fo:color="#e6ff00" fo:font-size="32pt"/>
    </style:style>
    <style:style style:name="T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angerous Syntax</text:p>
          </draw:text-box>
        </draw:frame>
        <draw:frame presentation:style-name="pr2" draw:text-style-name="P2" draw:layer="layout" svg:width="25.199cm" svg:height="11.886cm" svg:x="1cm" svg:y="4.114cm" presentation:class="subtitle" presentation:user-transformed="true">
          <draw:text-box>
            <text:p text:style-name="P2"><text:line-break/>Or...<text:line-break/><text:line-break/><text:line-break/><text:line-break/><text:span text:style-name="T1">The “Evils” of Programming 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Moon-1024x768" xlink:href="Pictures/1000000000000400000003003ABB155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oon-1024x768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Moon-1024x768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oon-1024x76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uce Ferris</meta:initial-creator>
    <meta:creation-date>2011-12-03T23:28:29.78</meta:creation-date>
    <meta:editing-duration>PT39M26S</meta:editing-duration>
    <meta:editing-cycles>4</meta:editing-cycles>
    <dc:date>2011-12-04T16:28:09.84</dc:date>
    <dc:creator>Bruce Ferris</dc:creator>
    <meta:generator>OpenOffice.org/3.3$Win32 OpenOffice.org_project/330m20$Build-9567</meta:generator>
    <meta:document-statistic meta:object-count="36"/>
  </office:meta>
</office:document-meta>
</file>